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Standard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www.hackerrank.com/challenges/strange-advertising/problem</text:p>
      <text:p text:style-name="P2"/>
      <text:p text:style-name="P2">HackerLand Enterprise is adopting a new viral advertising strategy. When they launch a new product, they advertise it to exactly <text:bookmark text:name="MathJax-Element-1-Frame"/></text:p>
      <text:p text:style-name="Text_20_body">people on social media. </text:p>
      <text:p text:style-name="Text_20_body">On the first day, half of those <text:bookmark text:name="MathJax-Element-2-Frame"/></text:p>
      <text:p text:style-name="Text_20_body">people (i.e., <text:bookmark text:name="MathJax-Element-3-Frame"/>) like the advertisement and each shares it with <text:bookmark text:name="MathJax-Element-4-Frame"/>of their friends. At the beginning of the second day, <text:bookmark text:name="MathJax-Element-5-Frame"/></text:p>
      <text:p text:style-name="Text_20_body">people receive the advertisement. </text:p>
      <text:p text:style-name="Text_20_body">Each day, <text:bookmark text:name="MathJax-Element-6-Frame"/></text:p>
      <text:p text:style-name="Text_20_body"><text:bookmark text:name="MathJax-Element-6-Frame Copia 1"/><text:bookmark text:name="MathJax-Element-6-Frame Copia 2"/><text:bookmark text:name="MathJax-Element-6-Frame Copia 3"/><text:bookmark text:name="MathJax-Element-6-Frame Copia 4"/><text:bookmark text:name="MathJax-Element-6-Frame Copia 5"/><text:bookmark text:name="MathJax-Element-6-Frame Copia 6"/><text:bookmark text:name="MathJax-Element-6-Frame Copia 7"/><text:bookmark text:name="MathJax-Element-6-Frame Copia 8"/><text:bookmark text:name="MathJax-Element-6-Frame Copia 9"/><text:bookmark text:name="MathJax-Element-6-Frame Copia 10"/><text:bookmark text:name="MathJax-Element-6-Frame Copia 11"/><text:bookmark text:name="MathJax-Element-6-Frame Copia 12"/><text:bookmark text:name="MathJax-Element-6-Frame Copia 13"/><text:bookmark text:name="MathJax-Element-6-Frame Copia 14"/><text:bookmark text:name="MathJax-Element-6-Frame Copia 15"/><text:bookmark text:name="MathJax-Element-6-Frame Copia 16"/><text:bookmark text:name="MathJax-Element-6-Frame Copia 17"/>of the recipients like the advertisement and will share it with <text:bookmark text:name="MathJax-Element-7-Frame"/>friends on the following day. Assuming nobody receives the advertisement twice, determine how many people have liked the ad by the end of a given day, beginning with launch day as day <text:bookmark text:name="MathJax-Element-8-Frame"/></text:p>
      <text:p text:style-name="Text_20_body">.</text:p>
      <text:p text:style-name="Text_20_body"><text:span text:style-name="Strong_20_Emphasis">Example</text:span> <text:bookmark text:name="MathJax-Element-9-Frame"/></text:p>
      <text:p text:style-name="Text_20_body"><text:bookmark text:name="MathJax-Element-9-Frame Copia 1"/><text:bookmark text:name="MathJax-Element-9-Frame Copia 2"/>. </text:p>
      <text:p text:style-name="Preformatted_20_Text">Day Shared Liked Cumulative</text:p>
      <text:p text:style-name="Preformatted_20_Text">1 <text:s text:c="5"/>5 <text:s text:c="4"/>2 <text:s text:c="6"/>2</text:p>
      <text:p text:style-name="Preformatted_20_Text">2 <text:s text:c="5"/>6 <text:s text:c="4"/>3 <text:s text:c="6"/>5</text:p>
      <text:p text:style-name="Preformatted_20_Text">3 <text:s text:c="5"/>9 <text:s text:c="4"/>4 <text:s text:c="6"/>9</text:p>
      <text:p text:style-name="Preformatted_20_Text">4 <text:s text:c="4"/>12 <text:s text:c="4"/>6 <text:s text:c="5"/>15</text:p>
      <text:p text:style-name="P1">5 <text:s text:c="4"/>18 <text:s text:c="4"/>9 <text:s text:c="5"/>24</text:p>
      <text:p text:style-name="Text_20_body">The progression is shown above. The cumulative number of likes on the <text:bookmark text:name="MathJax-Element-10-Frame"/></text:p>
      <text:p text:style-name="Text_20_body"><text:bookmark text:name="MathJax-Element-10-Frame Copia 1"/>day is <text:bookmark text:name="MathJax-Element-11-Frame"/></text:p>
      <text:p text:style-name="Text_20_body">. </text:p>
      <text:p text:style-name="Text_20_body"><text:span text:style-name="Strong_20_Emphasis">Function Description</text:span> </text:p>
      <text:p text:style-name="Text_20_body">Complete the <text:span text:style-name="Emphasis">viralAdvertising</text:span> function in the editor below. </text:p>
      <text:p text:style-name="Text_20_body">viralAdvertising has the following parameter(s): </text:p>
      <text:list text:style-name="L1">
        <text:list-item>
          <text:p text:style-name="P4"><text:span text:style-name="Emphasis">int n:</text:span> the day number to report </text:p>
        </text:list-item>
      </text:list>
      <text:p text:style-name="Text_20_body"><text:span text:style-name="Strong_20_Emphasis">Returns</text:span> </text:p>
      <text:list text:style-name="L2">
        <text:list-item>
          <text:p text:style-name="P5"><text:span text:style-name="Emphasis">int:</text:span> the cumulative likes at that day </text:p>
        </text:list-item>
      </text:list>
      <text:p text:style-name="Text_20_body"><text:span text:style-name="Strong_20_Emphasis">Input Format</text:span></text:p>
      <text:p text:style-name="Text_20_body">A single integer, <text:bookmark text:name="MathJax-Element-1-Frame Copia 1"/></text:p>
      <text:p text:style-name="Text_20_body">, the day number.</text:p>
      <text:p text:style-name="Text_20_body"><text:span text:style-name="Strong_20_Emphasis">Constraints</text:span></text:p>
      <text:list text:style-name="L3">
        <text:list-item>
          <text:p text:style-name="P6"><text:bookmark text:name="MathJax-Element-1-Frame Copia 2"/><text:soft-page-break/></text:p>
        </text:list-item>
      </text:list>
      <text:p text:style-name="Text_20_body"><text:bookmark text:name="MathJax-Element-1-Frame Copia 3"/><text:bookmark text:name="MathJax-Element-1-Frame Copia 4"/><text:bookmark text:name="MathJax-Element-1-Frame Copia 5"/><text:span text:style-name="Strong_20_Emphasis">Sample Input</text:span></text:p>
      <text:p text:style-name="P1"><text:span text:style-name="Source_20_Text">3</text:span></text:p>
      <text:p text:style-name="Text_20_body"><text:span text:style-name="Strong_20_Emphasis">Sample Output</text:span></text:p>
      <text:p text:style-name="P1"><text:span text:style-name="Source_20_Text">9</text:span></text:p>
      <text:p text:style-name="Text_20_body"><text:span text:style-name="Strong_20_Emphasis">Explanation</text:span></text:p>
      <text:p text:style-name="Text_20_body">This example is depicted in the following diagram: </text:p>
      <text:p text:style-name="Text_20_body"><draw:frame draw:style-name="fr1" draw:name="Figura1" text:anchor-type="as-char" svg:width="2cm" svg:height="1cm" draw:z-index="0"><draw:image xlink:href="https://s3.amazonaws.com/hr-challenge-images/26216/1475677928-3788004924-strangead.png" xlink:type="simple" xlink:show="embed" xlink:actuate="onLoad"/><svg:title>strange ad.png</svg:title></draw:frame></text:p>
      <text:p text:style-name="Text_20_body"><text:bookmark text:name="MathJax-Element-1-Frame Copia 6"/>people liked the advertisement on the first day, <text:bookmark text:name="MathJax-Element-2-Frame Copia 1"/>people liked the advertisement on the second day and <text:bookmark text:name="MathJax-Element-3-Frame Copia 1"/>people liked the advertisement on the third day, so the answer is <text:bookmark text:name="MathJax-Element-4-Frame Copia 1"/><text:bookmark text:name="MathJax-Element-4-Frame Copia 2"/><text:bookmark text:name="MathJax-Element-4-Frame Copia 3"/><text:bookmark text:name="MathJax-Element-4-Frame Copia 4"/><text:bookmark text:name="MathJax-Element-4-Frame Copia 5"/><text:bookmark text:name="MathJax-Element-4-Frame Copia 6"/><text:bookmark text:name="MathJax-Element-4-Frame Copia 7"/>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22:22:30.168000000</meta:creation-date>
    <dc:date>2023-08-14T12:19:31.863000000</dc:date>
    <meta:editing-duration>PT21S</meta:editing-duration>
    <meta:editing-cycles>2</meta:editing-cycles>
    <meta:generator>LibreOffice/7.5.3.2$Windows_X86_64 LibreOffice_project/9f56dff12ba03b9acd7730a5a481eea045e468f3</meta:generator>
    <meta:document-statistic meta:table-count="0" meta:image-count="1" meta:object-count="0" meta:page-count="2" meta:paragraph-count="39" meta:word-count="232" meta:character-count="1414" meta:non-whitespace-character-count="1130"/>
  </office:meta>
</office:document-meta>
</file>